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8199"/>
    </style:style>
    <style:style style:name="P2" style:family="paragraph" style:parent-style-name="Preformatted_20_Text">
      <style:text-properties style:font-name="Liberation Serif" fo:font-size="12pt" officeooo:rsid="0018baca" officeooo:paragraph-rsid="0018baca" style:font-name-asian="DejaVu Sans Mono" style:font-size-asian="12pt" style:font-name-complex="Liberation Mono" style:font-size-complex="12pt"/>
    </style:style>
    <style:style style:name="P3" style:family="paragraph" style:parent-style-name="Preformatted_20_Text">
      <style:text-properties style:font-name="Liberation Serif" fo:font-size="12pt" style:font-size-asian="12pt" style:font-size-complex="12pt"/>
    </style:style>
    <style:style style:name="P4" style:family="paragraph" style:parent-style-name="Preformatted_20_Text">
      <style:text-properties style:font-name="Liberation Serif" fo:font-size="12pt" officeooo:paragraph-rsid="001e6801" style:font-size-asian="12pt" style:font-size-complex="12pt"/>
    </style:style>
    <style:style style:name="P5" style:family="paragraph" style:parent-style-name="Preformatted_20_Text">
      <style:text-properties style:font-name="Liberation Serif" fo:font-size="12pt" officeooo:paragraph-rsid="00220244" style:font-size-asian="12pt" style:font-size-complex="12pt"/>
    </style:style>
    <style:style style:name="P6" style:family="paragraph" style:parent-style-name="Preformatted_20_Text">
      <style:text-properties style:font-name="Liberation Serif" fo:font-size="12pt" officeooo:paragraph-rsid="00232337" style:font-size-asian="12pt" style:font-size-complex="12pt"/>
    </style:style>
    <style:style style:name="P7" style:family="paragraph" style:parent-style-name="Preformatted_20_Text">
      <style:paragraph-properties fo:margin-top="0in" fo:margin-bottom="0.1965in" loext:contextual-spacing="false"/>
      <style:text-properties style:font-name="Liberation Serif" fo:font-size="12pt" style:font-size-asian="12pt" style:font-size-complex="12pt"/>
    </style:style>
    <style:style style:name="P8" style:family="paragraph" style:parent-style-name="Text_20_body" style:list-style-name="L1"/>
    <style:style style:name="P9" style:family="paragraph" style:parent-style-name="Text_20_body" style:list-style-name="L1">
      <style:text-properties officeooo:paragraph-rsid="002930de"/>
    </style:style>
    <style:style style:name="P10" style:family="paragraph" style:parent-style-name="Text_20_body" style:list-style-name="L1">
      <style:text-properties officeooo:rsid="00177cb4" officeooo:paragraph-rsid="00177cb4"/>
    </style:style>
    <style:style style:name="P11" style:family="paragraph" style:parent-style-name="Text_20_body" style:list-style-name="L1">
      <style:text-properties officeooo:rsid="001c9948" officeooo:paragraph-rsid="001c9948"/>
    </style:style>
    <style:style style:name="P12" style:family="paragraph" style:parent-style-name="Text_20_body" style:list-style-name="L1">
      <style:text-properties officeooo:rsid="0018baca" officeooo:paragraph-rsid="0018baca"/>
    </style:style>
    <style:style style:name="P13" style:family="paragraph" style:parent-style-name="Text_20_body" style:list-style-name="L2"/>
    <style:style style:name="P14" style:family="paragraph" style:parent-style-name="Text_20_body" style:list-style-name="L2">
      <style:text-properties officeooo:paragraph-rsid="00251b45"/>
    </style:style>
    <style:style style:name="P15" style:family="paragraph" style:parent-style-name="Text_20_body" style:list-style-name="L2">
      <style:text-properties officeooo:rsid="00251b45" officeooo:paragraph-rsid="00251b45"/>
    </style:style>
    <style:style style:name="P16" style:family="paragraph" style:parent-style-name="Text_20_body">
      <style:text-properties style:font-name="Liberation Sans" fo:font-size="18.2000007629395pt" fo:font-weight="bold" style:font-name-asian="Noto Sans CJK SC Regular" style:font-size-asian="18.2000007629395pt" style:font-weight-asian="bold" style:font-name-complex="FreeSans" style:font-size-complex="18.2000007629395pt" style:font-weight-complex="bold"/>
    </style:style>
    <style:style style:name="P17" style:family="paragraph" style:parent-style-name="Text_20_body" style:list-style-name="L3">
      <style:text-properties style:font-name="Liberation Serif" fo:font-size="12pt" fo:font-weight="normal" officeooo:rsid="00279455" officeooo:paragraph-rsid="00279455" style:font-size-asian="12pt" style:font-weight-asian="normal" style:font-size-complex="12pt" style:font-weight-complex="normal"/>
    </style:style>
    <style:style style:name="P18" style:family="paragraph" style:parent-style-name="Text_20_body" style:list-style-name="L3">
      <style:text-properties style:font-name="Liberation Serif" fo:font-size="12pt" fo:font-weight="normal" officeooo:rsid="00279455" officeooo:paragraph-rsid="00279455" style:font-name-asian="Noto Sans CJK SC Regular" style:font-size-asian="12pt" style:font-weight-asian="normal" style:font-name-complex="FreeSans" style:font-size-complex="12pt" style:font-weight-complex="normal"/>
    </style:style>
    <style:style style:name="P19" style:family="paragraph" style:parent-style-name="Text_20_body" style:list-style-name="L1">
      <style:text-properties officeooo:rsid="002930de" officeooo:paragraph-rsid="002930de"/>
    </style:style>
    <style:style style:name="P20" style:family="paragraph" style:parent-style-name="Text_20_body">
      <style:text-properties officeooo:rsid="002930de" officeooo:paragraph-rsid="002930de"/>
    </style:style>
    <style:style style:name="P21" style:family="paragraph" style:parent-style-name="Heading_20_1">
      <style:text-properties officeooo:rsid="00158199" officeooo:paragraph-rsid="00158199"/>
    </style:style>
    <style:style style:name="P22" style:family="paragraph" style:parent-style-name="Heading_20_1">
      <style:text-properties officeooo:paragraph-rsid="00251b45"/>
    </style:style>
    <style:style style:name="P23" style:family="paragraph" style:parent-style-name="Heading_20_1">
      <style:text-properties style:font-name="Liberation Sans" fo:font-size="18.2000007629395pt" fo:font-weight="bold" style:font-name-asian="Noto Sans CJK SC Regular" style:font-size-asian="18.2000007629395pt" style:font-weight-asian="bold" style:font-name-complex="FreeSans" style:font-size-complex="18.2000007629395pt" style:font-weight-complex="bold"/>
    </style:style>
    <style:style style:name="P24" style:family="paragraph" style:parent-style-name="Heading_20_1">
      <style:paragraph-properties fo:break-before="page"/>
      <style:text-properties officeooo:rsid="002930de" officeooo:paragraph-rsid="002930de"/>
    </style:style>
    <style:style style:name="P25" style:family="paragraph" style:parent-style-name="Preformatted_20_Text" style:list-style-name="L1">
      <style:text-properties officeooo:paragraph-rsid="001c9948"/>
    </style:style>
    <style:style style:name="P26" style:family="paragraph" style:parent-style-name="Preformatted_20_Text" style:list-style-name="L1">
      <style:text-properties officeooo:paragraph-rsid="00220244"/>
    </style:style>
    <style:style style:name="P27" style:family="paragraph" style:parent-style-name="Preformatted_20_Text" style:list-style-name="L1">
      <style:text-properties style:font-name="Liberation Serif" fo:font-size="12pt" officeooo:rsid="0018baca" officeooo:paragraph-rsid="0018baca" style:font-name-asian="DejaVu Sans Mono" style:font-size-asian="12pt" style:font-name-complex="Liberation Mono" style:font-size-complex="12pt"/>
    </style:style>
    <style:style style:name="P28" style:family="paragraph" style:parent-style-name="Preformatted_20_Text" style:list-style-name="L1">
      <style:text-properties style:font-name="Liberation Serif" fo:font-size="12pt" officeooo:rsid="0018baca" officeooo:paragraph-rsid="001c9948" style:font-name-asian="DejaVu Sans Mono" style:font-size-asian="12pt" style:font-name-complex="Liberation Mono" style:font-size-complex="12pt"/>
    </style:style>
    <style:style style:name="P29" style:family="paragraph" style:parent-style-name="Preformatted_20_Text" style:list-style-name="L1">
      <style:text-properties style:font-name="Liberation Serif" fo:font-size="12pt" officeooo:rsid="001c9948" officeooo:paragraph-rsid="001c9948" style:font-name-asian="DejaVu Sans Mono" style:font-size-asian="12pt" style:font-name-complex="Liberation Mono" style:font-size-complex="12pt"/>
    </style:style>
    <style:style style:name="P30" style:family="paragraph" style:parent-style-name="Preformatted_20_Text" style:list-style-name="L1">
      <style:text-properties style:font-name="Liberation Serif" fo:font-size="12pt" officeooo:paragraph-rsid="001e6801" style:font-size-asian="12pt" style:font-size-complex="12pt"/>
    </style:style>
    <style:style style:name="P31" style:family="paragraph" style:parent-style-name="Preformatted_20_Text" style:list-style-name="L1">
      <style:text-properties style:font-name="Liberation Serif" fo:font-size="12pt" officeooo:paragraph-rsid="00220244" style:font-size-asian="12pt" style:font-size-complex="12pt"/>
    </style:style>
    <style:style style:name="P32" style:family="paragraph" style:parent-style-name="Preformatted_20_Text" style:list-style-name="L1">
      <style:text-properties style:font-name="Liberation Serif" fo:font-size="12pt" officeooo:paragraph-rsid="00232337" style:font-size-asian="12pt" style:font-size-complex="12pt"/>
    </style:style>
    <style:style style:name="P33" style:family="paragraph" style:parent-style-name="Preformatted_20_Text" style:list-style-name="L1">
      <style:text-properties style:font-name="Liberation Serif" fo:font-size="12pt" officeooo:rsid="00203587" officeooo:paragraph-rsid="00203587" style:font-size-asian="12pt" style:font-size-complex="12pt"/>
    </style:style>
    <style:style style:name="P34" style:family="paragraph" style:parent-style-name="Preformatted_20_Text" style:list-style-name="L1">
      <style:text-properties style:font-name="Liberation Serif" fo:font-size="12pt" officeooo:rsid="00203587" officeooo:paragraph-rsid="00218a4f" style:font-size-asian="12pt" style:font-size-complex="12pt"/>
    </style:style>
    <style:style style:name="P35" style:family="paragraph" style:parent-style-name="Preformatted_20_Text">
      <style:text-properties style:font-name="Liberation Serif" fo:font-size="12pt" officeooo:rsid="00203587" officeooo:paragraph-rsid="00218a4f" style:font-size-asian="12pt" style:font-size-complex="12pt"/>
    </style:style>
    <style:style style:name="P36" style:family="paragraph" style:parent-style-name="Preformatted_20_Text" style:list-style-name="L1">
      <style:text-properties style:font-name="Liberation Serif" fo:font-size="12pt" officeooo:rsid="00218a4f" officeooo:paragraph-rsid="00218a4f" style:font-size-asian="12pt" style:font-size-complex="12pt"/>
    </style:style>
    <style:style style:name="P37" style:family="paragraph" style:parent-style-name="Preformatted_20_Text" style:list-style-name="L1">
      <style:text-properties style:font-name="Liberation Serif" fo:font-size="12pt" officeooo:rsid="00220244" officeooo:paragraph-rsid="00220244" style:font-size-asian="12pt" style:font-size-complex="12pt"/>
    </style:style>
    <style:style style:name="P38" style:family="paragraph" style:parent-style-name="Preformatted_20_Text" style:list-style-name="L1">
      <style:text-properties style:font-name="Liberation Serif" fo:font-size="12pt" officeooo:rsid="00232337" officeooo:paragraph-rsid="00232337" style:font-size-asian="12pt" style:font-size-complex="12pt"/>
    </style:style>
    <style:style style:name="P39" style:family="paragraph" style:parent-style-name="Preformatted_20_Text">
      <style:text-properties style:font-name="Liberation Serif" fo:font-size="12pt" officeooo:rsid="0026b43f" officeooo:paragraph-rsid="00251b45" style:font-size-asian="12pt" style:font-size-complex="12pt"/>
    </style:style>
    <style:style style:name="P40" style:family="paragraph" style:parent-style-name="Preformatted_20_Text" style:list-style-name="L1">
      <style:text-properties officeooo:rsid="00203587" officeooo:paragraph-rsid="00218a4f"/>
    </style:style>
    <style:style style:name="P41" style:family="paragraph" style:parent-style-name="Preformatted_20_Text" style:list-style-name="L2">
      <style:text-properties officeooo:paragraph-rsid="00251b45"/>
    </style:style>
    <style:style style:name="P42" style:family="paragraph" style:parent-style-name="Preformatted_20_Text">
      <style:paragraph-properties fo:margin-top="0in" fo:margin-bottom="0.1965in" loext:contextual-spacing="false"/>
      <style:text-properties style:font-name="Liberation Serif" fo:font-size="12pt" officeooo:rsid="00232337" style:font-size-asian="12pt" style:font-size-complex="12pt"/>
    </style:style>
    <style:style style:name="T1" style:family="text">
      <style:text-properties officeooo:rsid="00177cb4"/>
    </style:style>
    <style:style style:name="T2" style:family="text">
      <style:text-properties officeooo:rsid="0018baca"/>
    </style:style>
    <style:style style:name="T3" style:family="text">
      <style:text-properties officeooo:rsid="0019d48d"/>
    </style:style>
    <style:style style:name="T4" style:family="text">
      <style:text-properties style:font-name="Liberation Serif" fo:font-size="12pt" officeooo:rsid="001c9948" style:font-name-asian="DejaVu Sans Mono" style:font-size-asian="12pt" style:font-name-complex="Liberation Mono" style:font-size-complex="12pt"/>
    </style:style>
    <style:style style:name="T5" style:family="text">
      <style:text-properties style:font-name="Liberation Serif" fo:font-size="12pt" officeooo:rsid="0018baca" style:font-name-asian="DejaVu Sans Mono" style:font-size-asian="12pt" style:font-name-complex="Liberation Mono" style:font-size-complex="12pt"/>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218a4f" style:font-size-asian="12pt" style:font-size-complex="12pt"/>
    </style:style>
    <style:style style:name="T8" style:family="text">
      <style:text-properties style:font-name="Liberation Serif" fo:font-size="12pt" officeooo:rsid="00220244" style:font-size-asian="12pt" style:font-size-complex="12pt"/>
    </style:style>
    <style:style style:name="T9" style:family="text">
      <style:text-properties style:font-name="Liberation Serif" fo:font-size="12pt" officeooo:rsid="00232337" style:font-size-asian="12pt" style:font-size-complex="12pt"/>
    </style:style>
    <style:style style:name="T10" style:family="text">
      <style:text-properties style:font-name="Liberation Serif" fo:font-size="12pt" officeooo:rsid="00251b45" style:font-size-asian="12pt" style:font-size-complex="12pt"/>
    </style:style>
    <style:style style:name="T11" style:family="text">
      <style:text-properties style:font-name="Liberation Serif" fo:font-size="12pt" officeooo:rsid="0026b43f" style:font-size-asian="12pt" style:font-size-complex="12pt"/>
    </style:style>
    <style:style style:name="T12" style:family="text">
      <style:text-properties officeooo:rsid="001c9948" style:font-name-asian="DejaVu Sans Mono" style:font-name-complex="Liberation Mono"/>
    </style:style>
    <style:style style:name="T13" style:family="text">
      <style:text-properties officeooo:rsid="001e6801"/>
    </style:style>
    <style:style style:name="T14" style:family="text">
      <style:text-properties officeooo:rsid="00220244"/>
    </style:style>
    <style:style style:name="T15" style:family="text">
      <style:text-properties officeooo:rsid="00232337"/>
    </style:style>
    <style:style style:name="T16" style:family="text">
      <style:text-properties officeooo:rsid="00251b45"/>
    </style:style>
    <style:style style:name="T17" style:family="text">
      <style:text-properties officeooo:rsid="0026b43f"/>
    </style:style>
    <style:style style:name="T18" style:family="text">
      <style:text-properties style:font-name-asian="Noto Sans CJK SC Regular" style:font-name-complex="FreeSans"/>
    </style:style>
    <style:style style:name="T19" style:family="text">
      <style:text-properties officeooo:rsid="0027d955" style:font-name-asian="Noto Sans CJK SC Regular" style:font-name-complex="FreeSans"/>
    </style:style>
    <style:style style:name="T20" style:family="text">
      <style:text-properties officeooo:rsid="002930de"/>
    </style:style>
    <text:list-style style:name="L1">
      <text:list-level-style-bullet text:level="1" text:style-name="Bullet_20_Symbols" text:bullet-char="•">
        <style:list-level-properties text:list-level-position-and-space-mode="label-alignment">
          <style:list-level-label-alignment text:label-followed-by="listtab" text:list-tab-stop-position="0.3201in" fo:text-indent="-0.25in" fo:margin-left="0.3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01in" fo:text-indent="-0.25in" fo:margin-left="0.5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ftware related feature for ACCRE</text:p>
      <text:p text:style-name="P1"/>
      <text:h text:style-name="P21" text:outline-level="1">Easybuild:</text:h>
      <text:list xml:id="list8541812722567821350" text:style-name="L1">
        <text:list-item>
          <text:p text:style-name="P8">Easybuild <text:span text:style-name="T1">hardware structure:</text:span></text:p>
          <text:p text:style-name="P10">development box (personal), easybox (testing), cluster debug node + buildbot</text:p>
        </text:list-item>
        <text:list-item>
          <text:p text:style-name="P10">Easybuild working procedure:</text:p>
          <text:p text:style-name="P10">described clearly in the wiki page: <text:span text:style-name="T2">three steps, development, testing and production.</text:span> </text:p>
        </text:list-item>
        <text:list-item>
          <text:p text:style-name="P11">How to write the easyconfig files?</text:p>
          <text:p text:style-name="P11">Samples can be viewed from the the easyconfig repository.</text:p>
        </text:list-item>
        <text:list-item>
          <text:p text:style-name="P12">Easybuild updating on cluster:</text:p>
          <text:p text:style-name="P27">EasyBuild contains easyconfig files to install EasyBuild itself. Hence the procedure is the same that we use for any other software. The easyconfig file requires few modifications that you can see in the git history of previous easyconfig files [1]. The modules are generated as hidden since it is not intended for users. The only extra step to do is to install the ACCRE HMNS in order to let EasyBuild know of our custom naming (e.g. iccifort -&gt; Intel). I will update the Wiki with all steps required to upgrade EasyBuild. <text:span text:style-name="T3">(</text:span><text:a xlink:type="simple" xlink:href="https://github.com/accre/accre-easyconfigs/commits/master/e/EasyBuild/EasyBuild-3.9.1.eb" text:style-name="Internet_20_link" text:visited-style-name="Visited_20_Internet_20_Link">https://github.com/accre/accre-easyconfigs/commits/master/e/EasyBuild/EasyBuild-3.9.1.eb</text:a><text:span text:style-name="T3">)</text:span></text:p>
        </text:list-item>
      </text:list>
      <text:p text:style-name="P2"/>
      <text:list xml:id="list152510795760014" text:continue-numbering="true" text:style-name="L1">
        <text:list-item>
          <text:p text:style-name="P25"><text:span text:style-name="T4">Eas</text:span><text:span text:style-name="T5">ybuild updating on testing cluster </text:span><text:span text:style-name="T4">(easybox)</text:span><text:span text:style-name="T5">:</text:span></text:p>
          <text:p text:style-name="P28"/>
          <text:p text:style-name="P29">Different from the cluster version of Easybuild, the Easybuild in easybox is a developing version. The updating procedure is same for personal development box.</text:p>
          <text:p text:style-name="P29"/>
        </text:list-item>
        <text:list-item>
          <text:p text:style-name="P29"><text:s/>The new feature of using “depends on” in easyconfig file:</text:p>
          <text:p text:style-name="P29"/>
          <text:p text:style-name="P30"><text:span text:style-name="T12">depends_on() is an Lmod function used to define dependencies between modules. </text:span>Robert wrote a pretty good documentation on the topic of module dependencies<text:span text:style-name="T13">(</text:span><text:a xlink:type="simple" xlink:href="https://lmod.readthedocs.io/en/latest/098_dependent_modules.html" text:style-name="Internet_20_link" text:visited-style-name="Visited_20_Internet_20_Link"><text:span text:style-name="T13">https://lmod.readthedocs.io/en/latest/098_dependent_modules.html</text:span></text:a><text:span text:style-name="T13">) </text:span>that I would recommend you to familiarize with. Starting from the modules generated in the 2019a toolchains, EasyBuild is configured to use depends_on() in the generated modules to express the dependencies. The end result is that when a module is unloaded, all the dependencies that were automatically loaded are unloaded unless required by some other loaded module. It is important to avoid mixing modules with depends_on() and ones containing if/then/load statements to prevent clashes. When building software for older toolchains the module-depends-on configuration option should be set to false.</text:p>
        </text:list-item>
      </text:list>
      <text:p text:style-name="P4"/>
      <text:p text:style-name="P4"/>
      <text:p text:style-name="P4"/>
      <text:list xml:id="list152510778684717" text:continue-numbering="true" text:style-name="L1">
        <text:list-item>
          <text:p text:style-name="P33"><text:soft-page-break/>configuration for Easybuild:</text:p>
          <text:p text:style-name="P33"/>
          <text:p text:style-name="P33">The configuration for Easybuild is same for all of development box, ACCRE and testing box easybox. The only difference is the naming scheme we use a ACCRE’s own one. To update the ACCRE naming convention can see this path: /gpfs22/accre/common/easybuild/etc/ACCRE_HMNS</text:p>
          <text:p text:style-name="P34">After we build the newer version of Easybuild we need to copy this python file inside.</text:p>
          <text:p text:style-name="P36">For cluster, the configuration file is located at:</text:p>
          <text:p text:style-name="P40"><text:span text:style-name="T7">/gpfs22/accre/common/easybuild/etc/easybuild.d</text:span><text:span text:style-name="T6"> </text:span></text:p>
        </text:list-item>
      </text:list>
      <text:p text:style-name="P35"/>
      <text:list xml:id="list152510827644640" text:continue-numbering="true" text:style-name="L1">
        <text:list-item>
          <text:p text:style-name="P26"><text:span text:style-name="T8">G</text:span><text:span text:style-name="T9">C</text:span><text:span text:style-name="T8">3PIE:</text:span></text:p>
          <text:p text:style-name="P37"/>
          <text:p text:style-name="P31"><text:span text:style-name="T14">This is a tool working together with Easybuild so that we can submit the software building job to the slurm queue. </text:span>The GC3Pie configuration is stored in /accre/common/easybuild/etc/GC3Pie.d/gc3pie.conf. No need to change anything <text:s/>when upgrading EasyBuild. <text:span text:style-name="T14">Davide</text:span> recommend<text:span text:style-name="T14">s</text:span> exploring the Slurm backend instead of GC3Pie in the future since it should be more solid (no background processes that monitor the queue).</text:p>
        </text:list-item>
      </text:list>
      <text:p text:style-name="P5"/>
      <text:list xml:id="list152512114534506" text:continue-numbering="true" text:style-name="L1">
        <text:list-item>
          <text:p text:style-name="P38">How to add a new toolchain:</text:p>
          <text:p text:style-name="P38"/>
          <text:p text:style-name="P32"><text:span text:style-name="T15">Toolchains can be a little trickier because of some customizations we do. This </text:span>is where keeping track of every change in GitHub comes handy. When preparing a new toolchain, simply pay close attention to the git history of the previous toolchain. <text:span text:style-name="T15">To change a toolchain name, </text:span>Nothing more than just modifying the version and renaming the easyconfig file. <text:span text:style-name="T15">For example, see </text:span><text:a xlink:type="simple" xlink:href="https://github.com/accre/accre-easyconfigs/commits/master/i/iccifort/iccifort-2019.1.144.eb" text:style-name="Internet_20_link" text:visited-style-name="Visited_20_Internet_20_Link">https://github.com/accre/accre-easyconfigs/commits/master/i/iccifort/iccifort-2019.1.144.eb</text:a></text:p>
        </text:list-item>
      </text:list>
      <text:p text:style-name="P6"/>
      <text:p text:style-name="P6"/>
      <text:h text:style-name="P22" text:outline-level="1">LMOD</text:h>
      <text:list xml:id="list689244677702350421" text:style-name="L2">
        <text:list-item>
          <text:p text:style-name="P13">How to update the LMOD program?</text:p>
          <text:p text:style-name="P14"><text:span text:style-name="T16">Lmod is updated through RPM. We build the new version of RPM from source by ourself. The RPM spec file can be found here: </text:span><text:a xlink:type="simple" xlink:href="https://github.com/accre/rpm/tree/master/SPECS" text:style-name="Internet_20_link" text:visited-style-name="Visited_20_Internet_20_Link">https://github.com/accre/rpm/tree/master/SPECS</text:a></text:p>
        </text:list-item>
        <text:list-item>
          <text:p text:style-name="P15">Where is the configuration file for LMOD?</text:p>
          <text:p text:style-name="P41"><text:span text:style-name="T10">The Lmod configuration files are stored in /accre/common/lmod/etc. </text:span><text:span text:style-name="T6">The module avail customizations are implemented in the corresponding hook in the SitePackage.lua configuration file: </text:span><text:a xlink:type="simple" xlink:href="https://lmod.readthedocs.io/en/latest/170_hooks.html" text:style-name="Internet_20_link" text:visited-style-name="Visited_20_Internet_20_Link"><text:span text:style-name="T6">https://lmod.readthedocs.io/en/latest/170_hooks.html</text:span></text:a><text:span text:style-name="T6">. </text:span><text:span text:style-name="T11">For the Lmod configuration file, in general we should not need a change.</text:span></text:p>
        </text:list-item>
      </text:list>
      <text:p text:style-name="P39"/>
      <text:p text:style-name="P39"/>
      <text:p text:style-name="P39"/>
      <text:p text:style-name="P39"/>
      <text:p text:style-name="P39"/>
      <text:p text:style-name="P39"/>
      <text:p text:style-name="P39"/>
      <text:p text:style-name="P39"/>
      <text:h text:style-name="P23" text:outline-level="1"><text:soft-page-break/><text:span text:style-name="T17">Proprietary software </text:span>support:</text:h>
      <text:p text:style-name="P16"/>
      <text:list xml:id="list7383503601557709599" text:style-name="L3">
        <text:list-item>
          <text:p text:style-name="P18">How to maintain the license?</text:p>
          <text:p text:style-name="P18">License maintain seems to be two ways: one is from the license server. We have a VM dedicated for this job. The other one is through the installation of license file and user+group control. </text:p>
        </text:list-item>
        <text:list-item>
          <text:p text:style-name="P18">How to use the license server? For example, set up Intel, MATLAB license?</text:p>
          <text:p text:style-name="P17"><text:span text:style-name="T19">More information can be found here: </text:span><text:a xlink:type="simple" xlink:href="https://www.accre.vanderbilt.edu/wiki/Software_Stack" text:style-name="Internet_20_link" text:visited-style-name="Visited_20_Internet_20_Link"><text:span text:style-name="T18">https://www.accre.vanderbilt.edu/wiki/Software_Stack</text:span></text:a><text:span text:style-name="T18"> </text:span><text:span text:style-name="T19">Including how to use the license server to set up the floating license.</text:span></text:p>
        </text:list-item>
      </text:list>
      <text:p text:style-name="P42"/>
      <text:list xml:id="list152510960278495" text:continue-list="list152512114534506" text:style-name="L1">
        <text:list-header>
          <text:p text:style-name="P37"><text:s/></text:p>
        </text:list-header>
      </text:list>
      <text:p text:style-name="P3"/>
      <text:p text:style-name="P7"/>
      <text:list xml:id="list152510844640255" text:continue-numbering="true" text:style-name="L1">
        <text:list-header>
          <text:p text:style-name="P29"/>
          <text:p text:style-name="P12"/>
        </text:list-header>
      </text:list>
      <text:h text:style-name="P24" text:outline-level="1">Useful Tips:</text:h>
      <text:p text:style-name="P20"/>
      <text:list xml:id="list152511456509869" text:continue-numbering="true" text:style-name="L1">
        <text:list-item>
          <text:p text:style-name="P9"><text:span text:style-name="T20">creating a patch for eb file:</text:span></text:p>
          <text:p text:style-name="P19">diff -Naur standard_moodle my_moodle &gt; patch.txt</text:p>
          <text:p text:style-name="P19">mv the patch.txt and add in the checksum, eb can directly apply it.</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30:56.015214935</meta:creation-date>
    <dc:date>2019-08-22T15:25:10.710108014</dc:date>
    <meta:editing-duration>PT2H11M52S</meta:editing-duration>
    <meta:editing-cycles>4</meta:editing-cycles>
    <meta:generator>LibreOffice/5.1.6.2$Linux_X86_64 LibreOffice_project/10m0$Build-2</meta:generator>
    <meta:document-statistic meta:table-count="0" meta:image-count="0" meta:object-count="0" meta:page-count="4" meta:paragraph-count="46" meta:word-count="714" meta:character-count="4703" meta:non-whitespace-character-count="4061"/>
  </office:meta>
</office:document-meta>
</file>